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2.1736in"/>
    </style:style>
    <style:style style:name="co3" style:family="table-column">
      <style:table-column-properties fo:break-before="auto" style:column-width="1.6665in"/>
    </style:style>
    <style:style style:name="co4" style:family="table-column">
      <style:table-column-properties fo:break-before="auto" style:column-width="1.7445in"/>
    </style:style>
    <style:style style:name="co5" style:family="table-column">
      <style:table-column-properties fo:break-before="auto" style:column-width="1.861in"/>
    </style:style>
    <style:style style:name="co6" style:family="table-column">
      <style:table-column-properties fo:break-before="auto" style:column-width="1.959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Keycap Unit Size x</text:p>
          </table:table-cell>
          <table:table-cell table:style-name="ce1" office:value-type="string" calcext:value-type="string">
            <text:p>Keycap Absolute Size x (mm)</text:p>
          </table:table-cell>
          <table:table-cell table:style-name="ce4" office:value-type="string" calcext:value-type="string">
            <text:p>Top Left Corner (mm)</text:p>
          </table:table-cell>
          <table:table-cell table:style-name="ce4" office:value-type="string" calcext:value-type="string">
            <text:p>Top Right Corner (mm)</text:p>
          </table:table-cell>
          <table:table-cell table:style-name="ce4" office:value-type="string" calcext:value-type="string">
            <text:p>Bottom Left Corner (mm)</text:p>
          </table:table-cell>
          <table:table-cell table:style-name="ce4" office:value-type="string" calcext:value-type="string">
            <text:p>Bottom Right Corner (mm)</text:p>
          </table:table-cell>
        </table:table-row>
        <table:table-row table:style-name="ro1">
          <table:table-cell office:value-type="float" office:value="1" calcext:value-type="float">
            <text:p>1.00U</text:p>
          </table:table-cell>
          <table:table-cell table:formula="of:=[.A2]*19" office:value-type="float" office:value="19" calcext:value-type="float">
            <text:p>19.00</text:p>
          </table:table-cell>
          <table:table-cell table:style-name="ce5" table:formula="of:=&quot;(&quot;&amp;-[.B2]/2&amp;&quot;, &quot;&amp;-19/2&amp;&quot;)&quot;" office:value-type="string" office:string-value="(-9.5, -9.5)" calcext:value-type="string">
            <text:p>(-9.5, -9.5)</text:p>
          </table:table-cell>
          <table:table-cell table:formula="of:=&quot;(&quot;&amp;[.B2]/2&amp;&quot;, &quot;&amp;-19/2&amp;&quot;)&quot;" office:value-type="string" office:string-value="(9.5, -9.5)" calcext:value-type="string">
            <text:p>(9.5, -9.5)</text:p>
          </table:table-cell>
          <table:table-cell table:formula="of:=&quot;(&quot;&amp;-[.B2]/2&amp;&quot;, &quot;&amp;19/2&amp;&quot;)&quot;" office:value-type="string" office:string-value="(-9.5, 9.5)" calcext:value-type="string">
            <text:p>(-9.5, 9.5)</text:p>
          </table:table-cell>
          <table:table-cell table:formula="of:=&quot;(&quot;&amp;[.B2]/2&amp;&quot;, &quot;&amp;19/2&amp;&quot;)&quot;" office:value-type="string" office:string-value="(9.5, 9.5)" calcext:value-type="string">
            <text:p>(9.5, 9.5)</text:p>
          </table:table-cell>
        </table:table-row>
        <table:table-row table:style-name="ro1">
          <table:table-cell office:value-type="float" office:value="1.25" calcext:value-type="float">
            <text:p>1.25U</text:p>
          </table:table-cell>
          <table:table-cell table:formula="of:=[.A3]*19" office:value-type="float" office:value="23.75" calcext:value-type="float">
            <text:p>23.75</text:p>
          </table:table-cell>
          <table:table-cell table:formula="of:=&quot;(&quot;&amp;-[.B3]/2&amp;&quot;, &quot;&amp;-19/2&amp;&quot;)&quot;" office:value-type="string" office:string-value="(-11.875, -9.5)" calcext:value-type="string">
            <text:p>(-11.875, -9.5)</text:p>
          </table:table-cell>
          <table:table-cell table:formula="of:=&quot;(&quot;&amp;[.B3]/2&amp;&quot;, &quot;&amp;-19/2&amp;&quot;)&quot;" office:value-type="string" office:string-value="(11.875, -9.5)" calcext:value-type="string">
            <text:p>(11.875, -9.5)</text:p>
          </table:table-cell>
          <table:table-cell table:formula="of:=&quot;(&quot;&amp;-[.B3]/2&amp;&quot;, &quot;&amp;19/2&amp;&quot;)&quot;" office:value-type="string" office:string-value="(-11.875, 9.5)" calcext:value-type="string">
            <text:p>(-11.875, 9.5)</text:p>
          </table:table-cell>
          <table:table-cell table:formula="of:=&quot;(&quot;&amp;[.B3]/2&amp;&quot;, &quot;&amp;19/2&amp;&quot;)&quot;" office:value-type="string" office:string-value="(11.875, 9.5)" calcext:value-type="string">
            <text:p>(11.875, 9.5)</text:p>
          </table:table-cell>
        </table:table-row>
        <table:table-row table:style-name="ro1">
          <table:table-cell office:value-type="float" office:value="1.5" calcext:value-type="float">
            <text:p>1.50U</text:p>
          </table:table-cell>
          <table:table-cell table:formula="of:=[.A4]*19" office:value-type="float" office:value="28.5" calcext:value-type="float">
            <text:p>28.50</text:p>
          </table:table-cell>
          <table:table-cell table:formula="of:=&quot;(&quot;&amp;-[.B4]/2&amp;&quot;, &quot;&amp;-19/2&amp;&quot;)&quot;" office:value-type="string" office:string-value="(-14.25, -9.5)" calcext:value-type="string">
            <text:p>(-14.25, -9.5)</text:p>
          </table:table-cell>
          <table:table-cell table:formula="of:=&quot;(&quot;&amp;[.B4]/2&amp;&quot;, &quot;&amp;-19/2&amp;&quot;)&quot;" office:value-type="string" office:string-value="(14.25, -9.5)" calcext:value-type="string">
            <text:p>(14.25, -9.5)</text:p>
          </table:table-cell>
          <table:table-cell table:formula="of:=&quot;(&quot;&amp;-[.B4]/2&amp;&quot;, &quot;&amp;19/2&amp;&quot;)&quot;" office:value-type="string" office:string-value="(-14.25, 9.5)" calcext:value-type="string">
            <text:p>(-14.25, 9.5)</text:p>
          </table:table-cell>
          <table:table-cell table:formula="of:=&quot;(&quot;&amp;[.B4]/2&amp;&quot;, &quot;&amp;19/2&amp;&quot;)&quot;" office:value-type="string" office:string-value="(14.25, 9.5)" calcext:value-type="string">
            <text:p>(14.25, 9.5)</text:p>
          </table:table-cell>
        </table:table-row>
        <table:table-row table:style-name="ro1">
          <table:table-cell office:value-type="float" office:value="1.75" calcext:value-type="float">
            <text:p>1.75U</text:p>
          </table:table-cell>
          <table:table-cell table:formula="of:=[.A5]*19" office:value-type="float" office:value="33.25" calcext:value-type="float">
            <text:p>33.25</text:p>
          </table:table-cell>
          <table:table-cell table:formula="of:=&quot;(&quot;&amp;-[.B5]/2&amp;&quot;, &quot;&amp;-19/2&amp;&quot;)&quot;" office:value-type="string" office:string-value="(-16.625, -9.5)" calcext:value-type="string">
            <text:p>(-16.625, -9.5)</text:p>
          </table:table-cell>
          <table:table-cell table:formula="of:=&quot;(&quot;&amp;[.B5]/2&amp;&quot;, &quot;&amp;-19/2&amp;&quot;)&quot;" office:value-type="string" office:string-value="(16.625, -9.5)" calcext:value-type="string">
            <text:p>(16.625, -9.5)</text:p>
          </table:table-cell>
          <table:table-cell table:formula="of:=&quot;(&quot;&amp;-[.B5]/2&amp;&quot;, &quot;&amp;19/2&amp;&quot;)&quot;" office:value-type="string" office:string-value="(-16.625, 9.5)" calcext:value-type="string">
            <text:p>(-16.625, 9.5)</text:p>
          </table:table-cell>
          <table:table-cell table:formula="of:=&quot;(&quot;&amp;[.B5]/2&amp;&quot;, &quot;&amp;19/2&amp;&quot;)&quot;" office:value-type="string" office:string-value="(16.625, 9.5)" calcext:value-type="string">
            <text:p>(16.625, 9.5)</text:p>
          </table:table-cell>
        </table:table-row>
        <table:table-row table:style-name="ro1">
          <table:table-cell office:value-type="float" office:value="2" calcext:value-type="float">
            <text:p>2.00U</text:p>
          </table:table-cell>
          <table:table-cell table:formula="of:=[.A6]*19" office:value-type="float" office:value="38" calcext:value-type="float">
            <text:p>38.00</text:p>
          </table:table-cell>
          <table:table-cell table:formula="of:=&quot;(&quot;&amp;-[.B6]/2&amp;&quot;, &quot;&amp;-19/2&amp;&quot;)&quot;" office:value-type="string" office:string-value="(-19, -9.5)" calcext:value-type="string">
            <text:p>(-19, -9.5)</text:p>
          </table:table-cell>
          <table:table-cell table:formula="of:=&quot;(&quot;&amp;[.B6]/2&amp;&quot;, &quot;&amp;-19/2&amp;&quot;)&quot;" office:value-type="string" office:string-value="(19, -9.5)" calcext:value-type="string">
            <text:p>(19, -9.5)</text:p>
          </table:table-cell>
          <table:table-cell table:formula="of:=&quot;(&quot;&amp;-[.B6]/2&amp;&quot;, &quot;&amp;19/2&amp;&quot;)&quot;" office:value-type="string" office:string-value="(-19, 9.5)" calcext:value-type="string">
            <text:p>(-19, 9.5)</text:p>
          </table:table-cell>
          <table:table-cell table:formula="of:=&quot;(&quot;&amp;[.B6]/2&amp;&quot;, &quot;&amp;19/2&amp;&quot;)&quot;" office:value-type="string" office:string-value="(19, 9.5)" calcext:value-type="string">
            <text:p>(19, 9.5)</text:p>
          </table:table-cell>
        </table:table-row>
        <table:table-row table:style-name="ro1">
          <table:table-cell office:value-type="float" office:value="2.25" calcext:value-type="float">
            <text:p>2.25U</text:p>
          </table:table-cell>
          <table:table-cell table:formula="of:=[.A7]*19" office:value-type="float" office:value="42.75" calcext:value-type="float">
            <text:p>42.75</text:p>
          </table:table-cell>
          <table:table-cell table:formula="of:=&quot;(&quot;&amp;-[.B7]/2&amp;&quot;, &quot;&amp;-19/2&amp;&quot;)&quot;" office:value-type="string" office:string-value="(-21.375, -9.5)" calcext:value-type="string">
            <text:p>(-21.375, -9.5)</text:p>
          </table:table-cell>
          <table:table-cell table:formula="of:=&quot;(&quot;&amp;[.B7]/2&amp;&quot;, &quot;&amp;-19/2&amp;&quot;)&quot;" office:value-type="string" office:string-value="(21.375, -9.5)" calcext:value-type="string">
            <text:p>(21.375, -9.5)</text:p>
          </table:table-cell>
          <table:table-cell table:formula="of:=&quot;(&quot;&amp;-[.B7]/2&amp;&quot;, &quot;&amp;19/2&amp;&quot;)&quot;" office:value-type="string" office:string-value="(-21.375, 9.5)" calcext:value-type="string">
            <text:p>(-21.375, 9.5)</text:p>
          </table:table-cell>
          <table:table-cell table:formula="of:=&quot;(&quot;&amp;[.B7]/2&amp;&quot;, &quot;&amp;19/2&amp;&quot;)&quot;" office:value-type="string" office:string-value="(21.375, 9.5)" calcext:value-type="string">
            <text:p>(21.375, 9.5)</text:p>
          </table:table-cell>
        </table:table-row>
        <table:table-row table:style-name="ro1">
          <table:table-cell office:value-type="float" office:value="2.5" calcext:value-type="float">
            <text:p>2.50U</text:p>
          </table:table-cell>
          <table:table-cell table:formula="of:=[.A8]*19" office:value-type="float" office:value="47.5" calcext:value-type="float">
            <text:p>47.50</text:p>
          </table:table-cell>
          <table:table-cell table:formula="of:=&quot;(&quot;&amp;-[.B8]/2&amp;&quot;, &quot;&amp;-19/2&amp;&quot;)&quot;" office:value-type="string" office:string-value="(-23.75, -9.5)" calcext:value-type="string">
            <text:p>(-23.75, -9.5)</text:p>
          </table:table-cell>
          <table:table-cell table:formula="of:=&quot;(&quot;&amp;[.B8]/2&amp;&quot;, &quot;&amp;-19/2&amp;&quot;)&quot;" office:value-type="string" office:string-value="(23.75, -9.5)" calcext:value-type="string">
            <text:p>(23.75, -9.5)</text:p>
          </table:table-cell>
          <table:table-cell table:formula="of:=&quot;(&quot;&amp;-[.B8]/2&amp;&quot;, &quot;&amp;19/2&amp;&quot;)&quot;" office:value-type="string" office:string-value="(-23.75, 9.5)" calcext:value-type="string">
            <text:p>(-23.75, 9.5)</text:p>
          </table:table-cell>
          <table:table-cell table:formula="of:=&quot;(&quot;&amp;[.B8]/2&amp;&quot;, &quot;&amp;19/2&amp;&quot;)&quot;" office:value-type="string" office:string-value="(23.75, 9.5)" calcext:value-type="string">
            <text:p>(23.75, 9.5)</text:p>
          </table:table-cell>
        </table:table-row>
        <table:table-row table:style-name="ro1">
          <table:table-cell office:value-type="float" office:value="2.75" calcext:value-type="float">
            <text:p>2.75U</text:p>
          </table:table-cell>
          <table:table-cell table:formula="of:=[.A9]*19" office:value-type="float" office:value="52.25" calcext:value-type="float">
            <text:p>52.25</text:p>
          </table:table-cell>
          <table:table-cell table:formula="of:=&quot;(&quot;&amp;-[.B9]/2&amp;&quot;, &quot;&amp;-19/2&amp;&quot;)&quot;" office:value-type="string" office:string-value="(-26.125, -9.5)" calcext:value-type="string">
            <text:p>(-26.125, -9.5)</text:p>
          </table:table-cell>
          <table:table-cell table:formula="of:=&quot;(&quot;&amp;[.B9]/2&amp;&quot;, &quot;&amp;-19/2&amp;&quot;)&quot;" office:value-type="string" office:string-value="(26.125, -9.5)" calcext:value-type="string">
            <text:p>(26.125, -9.5)</text:p>
          </table:table-cell>
          <table:table-cell table:formula="of:=&quot;(&quot;&amp;-[.B9]/2&amp;&quot;, &quot;&amp;19/2&amp;&quot;)&quot;" office:value-type="string" office:string-value="(-26.125, 9.5)" calcext:value-type="string">
            <text:p>(-26.125, 9.5)</text:p>
          </table:table-cell>
          <table:table-cell table:formula="of:=&quot;(&quot;&amp;[.B9]/2&amp;&quot;, &quot;&amp;19/2&amp;&quot;)&quot;" office:value-type="string" office:string-value="(26.125, 9.5)" calcext:value-type="string">
            <text:p>(26.125, 9.5)</text:p>
          </table:table-cell>
        </table:table-row>
        <table:table-row table:style-name="ro1">
          <table:table-cell office:value-type="float" office:value="3" calcext:value-type="float">
            <text:p>3.00U</text:p>
          </table:table-cell>
          <table:table-cell table:formula="of:=[.A10]*19" office:value-type="float" office:value="57" calcext:value-type="float">
            <text:p>57.00</text:p>
          </table:table-cell>
          <table:table-cell table:formula="of:=&quot;(&quot;&amp;-[.B10]/2&amp;&quot;, &quot;&amp;-19/2&amp;&quot;)&quot;" office:value-type="string" office:string-value="(-28.5, -9.5)" calcext:value-type="string">
            <text:p>(-28.5, -9.5)</text:p>
          </table:table-cell>
          <table:table-cell table:formula="of:=&quot;(&quot;&amp;[.B10]/2&amp;&quot;, &quot;&amp;-19/2&amp;&quot;)&quot;" office:value-type="string" office:string-value="(28.5, -9.5)" calcext:value-type="string">
            <text:p>(28.5, -9.5)</text:p>
          </table:table-cell>
          <table:table-cell table:formula="of:=&quot;(&quot;&amp;-[.B10]/2&amp;&quot;, &quot;&amp;19/2&amp;&quot;)&quot;" office:value-type="string" office:string-value="(-28.5, 9.5)" calcext:value-type="string">
            <text:p>(-28.5, 9.5)</text:p>
          </table:table-cell>
          <table:table-cell table:formula="of:=&quot;(&quot;&amp;[.B10]/2&amp;&quot;, &quot;&amp;19/2&amp;&quot;)&quot;" office:value-type="string" office:string-value="(28.5, 9.5)" calcext:value-type="string">
            <text:p>(28.5, 9.5)</text:p>
          </table:table-cell>
        </table:table-row>
        <table:table-row table:style-name="ro1">
          <table:table-cell office:value-type="float" office:value="3.25" calcext:value-type="float">
            <text:p>3.25U</text:p>
          </table:table-cell>
          <table:table-cell table:formula="of:=[.A11]*19" office:value-type="float" office:value="61.75" calcext:value-type="float">
            <text:p>61.75</text:p>
          </table:table-cell>
          <table:table-cell table:formula="of:=&quot;(&quot;&amp;-[.B11]/2&amp;&quot;, &quot;&amp;-19/2&amp;&quot;)&quot;" office:value-type="string" office:string-value="(-30.875, -9.5)" calcext:value-type="string">
            <text:p>(-30.875, -9.5)</text:p>
          </table:table-cell>
          <table:table-cell table:formula="of:=&quot;(&quot;&amp;[.B11]/2&amp;&quot;, &quot;&amp;-19/2&amp;&quot;)&quot;" office:value-type="string" office:string-value="(30.875, -9.5)" calcext:value-type="string">
            <text:p>(30.875, -9.5)</text:p>
          </table:table-cell>
          <table:table-cell table:formula="of:=&quot;(&quot;&amp;-[.B11]/2&amp;&quot;, &quot;&amp;19/2&amp;&quot;)&quot;" office:value-type="string" office:string-value="(-30.875, 9.5)" calcext:value-type="string">
            <text:p>(-30.875, 9.5)</text:p>
          </table:table-cell>
          <table:table-cell table:formula="of:=&quot;(&quot;&amp;[.B11]/2&amp;&quot;, &quot;&amp;19/2&amp;&quot;)&quot;" office:value-type="string" office:string-value="(30.875, 9.5)" calcext:value-type="string">
            <text:p>(30.875, 9.5)</text:p>
          </table:table-cell>
        </table:table-row>
        <table:table-row table:style-name="ro1">
          <table:table-cell office:value-type="float" office:value="3.5" calcext:value-type="float">
            <text:p>3.50U</text:p>
          </table:table-cell>
          <table:table-cell table:formula="of:=[.A12]*19" office:value-type="float" office:value="66.5" calcext:value-type="float">
            <text:p>66.50</text:p>
          </table:table-cell>
          <table:table-cell table:formula="of:=&quot;(&quot;&amp;-[.B12]/2&amp;&quot;, &quot;&amp;-19/2&amp;&quot;)&quot;" office:value-type="string" office:string-value="(-33.25, -9.5)" calcext:value-type="string">
            <text:p>(-33.25, -9.5)</text:p>
          </table:table-cell>
          <table:table-cell table:formula="of:=&quot;(&quot;&amp;[.B12]/2&amp;&quot;, &quot;&amp;-19/2&amp;&quot;)&quot;" office:value-type="string" office:string-value="(33.25, -9.5)" calcext:value-type="string">
            <text:p>(33.25, -9.5)</text:p>
          </table:table-cell>
          <table:table-cell table:formula="of:=&quot;(&quot;&amp;-[.B12]/2&amp;&quot;, &quot;&amp;19/2&amp;&quot;)&quot;" office:value-type="string" office:string-value="(-33.25, 9.5)" calcext:value-type="string">
            <text:p>(-33.25, 9.5)</text:p>
          </table:table-cell>
          <table:table-cell table:formula="of:=&quot;(&quot;&amp;[.B12]/2&amp;&quot;, &quot;&amp;19/2&amp;&quot;)&quot;" office:value-type="string" office:string-value="(33.25, 9.5)" calcext:value-type="string">
            <text:p>(33.25, 9.5)</text:p>
          </table:table-cell>
        </table:table-row>
        <table:table-row table:style-name="ro1">
          <table:table-cell office:value-type="float" office:value="3.75" calcext:value-type="float">
            <text:p>3.75U</text:p>
          </table:table-cell>
          <table:table-cell table:formula="of:=[.A13]*19" office:value-type="float" office:value="71.25" calcext:value-type="float">
            <text:p>71.25</text:p>
          </table:table-cell>
          <table:table-cell table:formula="of:=&quot;(&quot;&amp;-[.B13]/2&amp;&quot;, &quot;&amp;-19/2&amp;&quot;)&quot;" office:value-type="string" office:string-value="(-35.625, -9.5)" calcext:value-type="string">
            <text:p>(-35.625, -9.5)</text:p>
          </table:table-cell>
          <table:table-cell table:formula="of:=&quot;(&quot;&amp;[.B13]/2&amp;&quot;, &quot;&amp;-19/2&amp;&quot;)&quot;" office:value-type="string" office:string-value="(35.625, -9.5)" calcext:value-type="string">
            <text:p>(35.625, -9.5)</text:p>
          </table:table-cell>
          <table:table-cell table:formula="of:=&quot;(&quot;&amp;-[.B13]/2&amp;&quot;, &quot;&amp;19/2&amp;&quot;)&quot;" office:value-type="string" office:string-value="(-35.625, 9.5)" calcext:value-type="string">
            <text:p>(-35.625, 9.5)</text:p>
          </table:table-cell>
          <table:table-cell table:formula="of:=&quot;(&quot;&amp;[.B13]/2&amp;&quot;, &quot;&amp;19/2&amp;&quot;)&quot;" office:value-type="string" office:string-value="(35.625, 9.5)" calcext:value-type="string">
            <text:p>(35.625, 9.5)</text:p>
          </table:table-cell>
        </table:table-row>
        <table:table-row table:style-name="ro1">
          <table:table-cell office:value-type="float" office:value="4" calcext:value-type="float">
            <text:p>4.00U</text:p>
          </table:table-cell>
          <table:table-cell table:formula="of:=[.A14]*19" office:value-type="float" office:value="76" calcext:value-type="float">
            <text:p>76.00</text:p>
          </table:table-cell>
          <table:table-cell table:formula="of:=&quot;(&quot;&amp;-[.B14]/2&amp;&quot;, &quot;&amp;-19/2&amp;&quot;)&quot;" office:value-type="string" office:string-value="(-38, -9.5)" calcext:value-type="string">
            <text:p>(-38, -9.5)</text:p>
          </table:table-cell>
          <table:table-cell table:formula="of:=&quot;(&quot;&amp;[.B14]/2&amp;&quot;, &quot;&amp;-19/2&amp;&quot;)&quot;" office:value-type="string" office:string-value="(38, -9.5)" calcext:value-type="string">
            <text:p>(38, -9.5)</text:p>
          </table:table-cell>
          <table:table-cell table:formula="of:=&quot;(&quot;&amp;-[.B14]/2&amp;&quot;, &quot;&amp;19/2&amp;&quot;)&quot;" office:value-type="string" office:string-value="(-38, 9.5)" calcext:value-type="string">
            <text:p>(-38, 9.5)</text:p>
          </table:table-cell>
          <table:table-cell table:formula="of:=&quot;(&quot;&amp;[.B14]/2&amp;&quot;, &quot;&amp;19/2&amp;&quot;)&quot;" office:value-type="string" office:string-value="(38, 9.5)" calcext:value-type="string">
            <text:p>(38, 9.5)</text:p>
          </table:table-cell>
        </table:table-row>
        <table:table-row table:style-name="ro1">
          <table:table-cell office:value-type="float" office:value="4.25" calcext:value-type="float">
            <text:p>4.25U</text:p>
          </table:table-cell>
          <table:table-cell table:formula="of:=[.A15]*19" office:value-type="float" office:value="80.75" calcext:value-type="float">
            <text:p>80.75</text:p>
          </table:table-cell>
          <table:table-cell table:formula="of:=&quot;(&quot;&amp;-[.B15]/2&amp;&quot;, &quot;&amp;-19/2&amp;&quot;)&quot;" office:value-type="string" office:string-value="(-40.375, -9.5)" calcext:value-type="string">
            <text:p>(-40.375, -9.5)</text:p>
          </table:table-cell>
          <table:table-cell table:formula="of:=&quot;(&quot;&amp;[.B15]/2&amp;&quot;, &quot;&amp;-19/2&amp;&quot;)&quot;" office:value-type="string" office:string-value="(40.375, -9.5)" calcext:value-type="string">
            <text:p>(40.375, -9.5)</text:p>
          </table:table-cell>
          <table:table-cell table:formula="of:=&quot;(&quot;&amp;-[.B15]/2&amp;&quot;, &quot;&amp;19/2&amp;&quot;)&quot;" office:value-type="string" office:string-value="(-40.375, 9.5)" calcext:value-type="string">
            <text:p>(-40.375, 9.5)</text:p>
          </table:table-cell>
          <table:table-cell table:formula="of:=&quot;(&quot;&amp;[.B15]/2&amp;&quot;, &quot;&amp;19/2&amp;&quot;)&quot;" office:value-type="string" office:string-value="(40.375, 9.5)" calcext:value-type="string">
            <text:p>(40.375, 9.5)</text:p>
          </table:table-cell>
        </table:table-row>
        <table:table-row table:style-name="ro1">
          <table:table-cell office:value-type="float" office:value="4.5" calcext:value-type="float">
            <text:p>4.50U</text:p>
          </table:table-cell>
          <table:table-cell table:formula="of:=[.A16]*19" office:value-type="float" office:value="85.5" calcext:value-type="float">
            <text:p>85.50</text:p>
          </table:table-cell>
          <table:table-cell table:formula="of:=&quot;(&quot;&amp;-[.B16]/2&amp;&quot;, &quot;&amp;-19/2&amp;&quot;)&quot;" office:value-type="string" office:string-value="(-42.75, -9.5)" calcext:value-type="string">
            <text:p>(-42.75, -9.5)</text:p>
          </table:table-cell>
          <table:table-cell table:formula="of:=&quot;(&quot;&amp;[.B16]/2&amp;&quot;, &quot;&amp;-19/2&amp;&quot;)&quot;" office:value-type="string" office:string-value="(42.75, -9.5)" calcext:value-type="string">
            <text:p>(42.75, -9.5)</text:p>
          </table:table-cell>
          <table:table-cell table:formula="of:=&quot;(&quot;&amp;-[.B16]/2&amp;&quot;, &quot;&amp;19/2&amp;&quot;)&quot;" office:value-type="string" office:string-value="(-42.75, 9.5)" calcext:value-type="string">
            <text:p>(-42.75, 9.5)</text:p>
          </table:table-cell>
          <table:table-cell table:formula="of:=&quot;(&quot;&amp;[.B16]/2&amp;&quot;, &quot;&amp;19/2&amp;&quot;)&quot;" office:value-type="string" office:string-value="(42.75, 9.5)" calcext:value-type="string">
            <text:p>(42.75, 9.5)</text:p>
          </table:table-cell>
        </table:table-row>
        <table:table-row table:style-name="ro1">
          <table:table-cell office:value-type="float" office:value="4.75" calcext:value-type="float">
            <text:p>4.75U</text:p>
          </table:table-cell>
          <table:table-cell table:formula="of:=[.A17]*19" office:value-type="float" office:value="90.25" calcext:value-type="float">
            <text:p>90.25</text:p>
          </table:table-cell>
          <table:table-cell table:formula="of:=&quot;(&quot;&amp;-[.B17]/2&amp;&quot;, &quot;&amp;-19/2&amp;&quot;)&quot;" office:value-type="string" office:string-value="(-45.125, -9.5)" calcext:value-type="string">
            <text:p>(-45.125, -9.5)</text:p>
          </table:table-cell>
          <table:table-cell table:formula="of:=&quot;(&quot;&amp;[.B17]/2&amp;&quot;, &quot;&amp;-19/2&amp;&quot;)&quot;" office:value-type="string" office:string-value="(45.125, -9.5)" calcext:value-type="string">
            <text:p>(45.125, -9.5)</text:p>
          </table:table-cell>
          <table:table-cell table:formula="of:=&quot;(&quot;&amp;-[.B17]/2&amp;&quot;, &quot;&amp;19/2&amp;&quot;)&quot;" office:value-type="string" office:string-value="(-45.125, 9.5)" calcext:value-type="string">
            <text:p>(-45.125, 9.5)</text:p>
          </table:table-cell>
          <table:table-cell table:formula="of:=&quot;(&quot;&amp;[.B17]/2&amp;&quot;, &quot;&amp;19/2&amp;&quot;)&quot;" office:value-type="string" office:string-value="(45.125, 9.5)" calcext:value-type="string">
            <text:p>(45.125, 9.5)</text:p>
          </table:table-cell>
        </table:table-row>
        <table:table-row table:style-name="ro1">
          <table:table-cell office:value-type="float" office:value="5" calcext:value-type="float">
            <text:p>5.00U</text:p>
          </table:table-cell>
          <table:table-cell table:formula="of:=[.A18]*19" office:value-type="float" office:value="95" calcext:value-type="float">
            <text:p>95.00</text:p>
          </table:table-cell>
          <table:table-cell table:formula="of:=&quot;(&quot;&amp;-[.B18]/2&amp;&quot;, &quot;&amp;-19/2&amp;&quot;)&quot;" office:value-type="string" office:string-value="(-47.5, -9.5)" calcext:value-type="string">
            <text:p>(-47.5, -9.5)</text:p>
          </table:table-cell>
          <table:table-cell table:formula="of:=&quot;(&quot;&amp;[.B18]/2&amp;&quot;, &quot;&amp;-19/2&amp;&quot;)&quot;" office:value-type="string" office:string-value="(47.5, -9.5)" calcext:value-type="string">
            <text:p>(47.5, -9.5)</text:p>
          </table:table-cell>
          <table:table-cell table:formula="of:=&quot;(&quot;&amp;-[.B18]/2&amp;&quot;, &quot;&amp;19/2&amp;&quot;)&quot;" office:value-type="string" office:string-value="(-47.5, 9.5)" calcext:value-type="string">
            <text:p>(-47.5, 9.5)</text:p>
          </table:table-cell>
          <table:table-cell table:formula="of:=&quot;(&quot;&amp;[.B18]/2&amp;&quot;, &quot;&amp;19/2&amp;&quot;)&quot;" office:value-type="string" office:string-value="(47.5, 9.5)" calcext:value-type="string">
            <text:p>(47.5, 9.5)</text:p>
          </table:table-cell>
        </table:table-row>
        <table:table-row table:style-name="ro1">
          <table:table-cell office:value-type="float" office:value="5.25" calcext:value-type="float">
            <text:p>5.25U</text:p>
          </table:table-cell>
          <table:table-cell table:formula="of:=[.A19]*19" office:value-type="float" office:value="99.75" calcext:value-type="float">
            <text:p>99.75</text:p>
          </table:table-cell>
          <table:table-cell table:formula="of:=&quot;(&quot;&amp;-[.B19]/2&amp;&quot;, &quot;&amp;-19/2&amp;&quot;)&quot;" office:value-type="string" office:string-value="(-49.875, -9.5)" calcext:value-type="string">
            <text:p>(-49.875, -9.5)</text:p>
          </table:table-cell>
          <table:table-cell table:formula="of:=&quot;(&quot;&amp;[.B19]/2&amp;&quot;, &quot;&amp;-19/2&amp;&quot;)&quot;" office:value-type="string" office:string-value="(49.875, -9.5)" calcext:value-type="string">
            <text:p>(49.875, -9.5)</text:p>
          </table:table-cell>
          <table:table-cell table:formula="of:=&quot;(&quot;&amp;-[.B19]/2&amp;&quot;, &quot;&amp;19/2&amp;&quot;)&quot;" office:value-type="string" office:string-value="(-49.875, 9.5)" calcext:value-type="string">
            <text:p>(-49.875, 9.5)</text:p>
          </table:table-cell>
          <table:table-cell table:formula="of:=&quot;(&quot;&amp;[.B19]/2&amp;&quot;, &quot;&amp;19/2&amp;&quot;)&quot;" office:value-type="string" office:string-value="(49.875, 9.5)" calcext:value-type="string">
            <text:p>(49.875, 9.5)</text:p>
          </table:table-cell>
        </table:table-row>
        <table:table-row table:style-name="ro1">
          <table:table-cell office:value-type="float" office:value="5.5" calcext:value-type="float">
            <text:p>5.50U</text:p>
          </table:table-cell>
          <table:table-cell table:formula="of:=[.A20]*19" office:value-type="float" office:value="104.5" calcext:value-type="float">
            <text:p>104.50</text:p>
          </table:table-cell>
          <table:table-cell table:formula="of:=&quot;(&quot;&amp;-[.B20]/2&amp;&quot;, &quot;&amp;-19/2&amp;&quot;)&quot;" office:value-type="string" office:string-value="(-52.25, -9.5)" calcext:value-type="string">
            <text:p>(-52.25, -9.5)</text:p>
          </table:table-cell>
          <table:table-cell table:formula="of:=&quot;(&quot;&amp;[.B20]/2&amp;&quot;, &quot;&amp;-19/2&amp;&quot;)&quot;" office:value-type="string" office:string-value="(52.25, -9.5)" calcext:value-type="string">
            <text:p>(52.25, -9.5)</text:p>
          </table:table-cell>
          <table:table-cell table:formula="of:=&quot;(&quot;&amp;-[.B20]/2&amp;&quot;, &quot;&amp;19/2&amp;&quot;)&quot;" office:value-type="string" office:string-value="(-52.25, 9.5)" calcext:value-type="string">
            <text:p>(-52.25, 9.5)</text:p>
          </table:table-cell>
          <table:table-cell table:formula="of:=&quot;(&quot;&amp;[.B20]/2&amp;&quot;, &quot;&amp;19/2&amp;&quot;)&quot;" office:value-type="string" office:string-value="(52.25, 9.5)" calcext:value-type="string">
            <text:p>(52.25, 9.5)</text:p>
          </table:table-cell>
        </table:table-row>
        <table:table-row table:style-name="ro1">
          <table:table-cell office:value-type="float" office:value="5.75" calcext:value-type="float">
            <text:p>5.75U</text:p>
          </table:table-cell>
          <table:table-cell table:formula="of:=[.A21]*19" office:value-type="float" office:value="109.25" calcext:value-type="float">
            <text:p>109.25</text:p>
          </table:table-cell>
          <table:table-cell table:formula="of:=&quot;(&quot;&amp;-[.B21]/2&amp;&quot;, &quot;&amp;-19/2&amp;&quot;)&quot;" office:value-type="string" office:string-value="(-54.625, -9.5)" calcext:value-type="string">
            <text:p>(-54.625, -9.5)</text:p>
          </table:table-cell>
          <table:table-cell table:formula="of:=&quot;(&quot;&amp;[.B21]/2&amp;&quot;, &quot;&amp;-19/2&amp;&quot;)&quot;" office:value-type="string" office:string-value="(54.625, -9.5)" calcext:value-type="string">
            <text:p>(54.625, -9.5)</text:p>
          </table:table-cell>
          <table:table-cell table:formula="of:=&quot;(&quot;&amp;-[.B21]/2&amp;&quot;, &quot;&amp;19/2&amp;&quot;)&quot;" office:value-type="string" office:string-value="(-54.625, 9.5)" calcext:value-type="string">
            <text:p>(-54.625, 9.5)</text:p>
          </table:table-cell>
          <table:table-cell table:formula="of:=&quot;(&quot;&amp;[.B21]/2&amp;&quot;, &quot;&amp;19/2&amp;&quot;)&quot;" office:value-type="string" office:string-value="(54.625, 9.5)" calcext:value-type="string">
            <text:p>(54.625, 9.5)</text:p>
          </table:table-cell>
        </table:table-row>
        <table:table-row table:style-name="ro1">
          <table:table-cell office:value-type="float" office:value="6" calcext:value-type="float">
            <text:p>6.00U</text:p>
          </table:table-cell>
          <table:table-cell table:formula="of:=[.A22]*19" office:value-type="float" office:value="114" calcext:value-type="float">
            <text:p>114.00</text:p>
          </table:table-cell>
          <table:table-cell table:formula="of:=&quot;(&quot;&amp;-[.B22]/2&amp;&quot;, &quot;&amp;-19/2&amp;&quot;)&quot;" office:value-type="string" office:string-value="(-57, -9.5)" calcext:value-type="string">
            <text:p>(-57, -9.5)</text:p>
          </table:table-cell>
          <table:table-cell table:formula="of:=&quot;(&quot;&amp;[.B22]/2&amp;&quot;, &quot;&amp;-19/2&amp;&quot;)&quot;" office:value-type="string" office:string-value="(57, -9.5)" calcext:value-type="string">
            <text:p>(57, -9.5)</text:p>
          </table:table-cell>
          <table:table-cell table:formula="of:=&quot;(&quot;&amp;-[.B22]/2&amp;&quot;, &quot;&amp;19/2&amp;&quot;)&quot;" office:value-type="string" office:string-value="(-57, 9.5)" calcext:value-type="string">
            <text:p>(-57, 9.5)</text:p>
          </table:table-cell>
          <table:table-cell table:formula="of:=&quot;(&quot;&amp;[.B22]/2&amp;&quot;, &quot;&amp;19/2&amp;&quot;)&quot;" office:value-type="string" office:string-value="(57, 9.5)" calcext:value-type="string">
            <text:p>(57, 9.5)</text:p>
          </table:table-cell>
        </table:table-row>
        <table:table-row table:style-name="ro1">
          <table:table-cell office:value-type="float" office:value="6.25" calcext:value-type="float">
            <text:p>6.25U</text:p>
          </table:table-cell>
          <table:table-cell table:formula="of:=[.A23]*19" office:value-type="float" office:value="118.75" calcext:value-type="float">
            <text:p>118.75</text:p>
          </table:table-cell>
          <table:table-cell table:formula="of:=&quot;(&quot;&amp;-[.B23]/2&amp;&quot;, &quot;&amp;-19/2&amp;&quot;)&quot;" office:value-type="string" office:string-value="(-59.375, -9.5)" calcext:value-type="string">
            <text:p>(-59.375, -9.5)</text:p>
          </table:table-cell>
          <table:table-cell table:formula="of:=&quot;(&quot;&amp;[.B23]/2&amp;&quot;, &quot;&amp;-19/2&amp;&quot;)&quot;" office:value-type="string" office:string-value="(59.375, -9.5)" calcext:value-type="string">
            <text:p>(59.375, -9.5)</text:p>
          </table:table-cell>
          <table:table-cell table:formula="of:=&quot;(&quot;&amp;-[.B23]/2&amp;&quot;, &quot;&amp;19/2&amp;&quot;)&quot;" office:value-type="string" office:string-value="(-59.375, 9.5)" calcext:value-type="string">
            <text:p>(-59.375, 9.5)</text:p>
          </table:table-cell>
          <table:table-cell table:formula="of:=&quot;(&quot;&amp;[.B23]/2&amp;&quot;, &quot;&amp;19/2&amp;&quot;)&quot;" office:value-type="string" office:string-value="(59.375, 9.5)" calcext:value-type="string">
            <text:p>(59.375, 9.5)</text:p>
          </table:table-cell>
        </table:table-row>
        <table:table-row table:style-name="ro1">
          <table:table-cell office:value-type="float" office:value="6.5" calcext:value-type="float">
            <text:p>6.50U</text:p>
          </table:table-cell>
          <table:table-cell table:formula="of:=[.A24]*19" office:value-type="float" office:value="123.5" calcext:value-type="float">
            <text:p>123.50</text:p>
          </table:table-cell>
          <table:table-cell table:formula="of:=&quot;(&quot;&amp;-[.B24]/2&amp;&quot;, &quot;&amp;-19/2&amp;&quot;)&quot;" office:value-type="string" office:string-value="(-61.75, -9.5)" calcext:value-type="string">
            <text:p>(-61.75, -9.5)</text:p>
          </table:table-cell>
          <table:table-cell table:formula="of:=&quot;(&quot;&amp;[.B24]/2&amp;&quot;, &quot;&amp;-19/2&amp;&quot;)&quot;" office:value-type="string" office:string-value="(61.75, -9.5)" calcext:value-type="string">
            <text:p>(61.75, -9.5)</text:p>
          </table:table-cell>
          <table:table-cell table:formula="of:=&quot;(&quot;&amp;-[.B24]/2&amp;&quot;, &quot;&amp;19/2&amp;&quot;)&quot;" office:value-type="string" office:string-value="(-61.75, 9.5)" calcext:value-type="string">
            <text:p>(-61.75, 9.5)</text:p>
          </table:table-cell>
          <table:table-cell table:formula="of:=&quot;(&quot;&amp;[.B24]/2&amp;&quot;, &quot;&amp;19/2&amp;&quot;)&quot;" office:value-type="string" office:string-value="(61.75, 9.5)" calcext:value-type="string">
            <text:p>(61.75, 9.5)</text:p>
          </table:table-cell>
        </table:table-row>
        <table:table-row table:style-name="ro1">
          <table:table-cell office:value-type="float" office:value="6.75" calcext:value-type="float">
            <text:p>6.75U</text:p>
          </table:table-cell>
          <table:table-cell table:formula="of:=[.A25]*19" office:value-type="float" office:value="128.25" calcext:value-type="float">
            <text:p>128.25</text:p>
          </table:table-cell>
          <table:table-cell table:formula="of:=&quot;(&quot;&amp;-[.B25]/2&amp;&quot;, &quot;&amp;-19/2&amp;&quot;)&quot;" office:value-type="string" office:string-value="(-64.125, -9.5)" calcext:value-type="string">
            <text:p>(-64.125, -9.5)</text:p>
          </table:table-cell>
          <table:table-cell table:formula="of:=&quot;(&quot;&amp;[.B25]/2&amp;&quot;, &quot;&amp;-19/2&amp;&quot;)&quot;" office:value-type="string" office:string-value="(64.125, -9.5)" calcext:value-type="string">
            <text:p>(64.125, -9.5)</text:p>
          </table:table-cell>
          <table:table-cell table:formula="of:=&quot;(&quot;&amp;-[.B25]/2&amp;&quot;, &quot;&amp;19/2&amp;&quot;)&quot;" office:value-type="string" office:string-value="(-64.125, 9.5)" calcext:value-type="string">
            <text:p>(-64.125, 9.5)</text:p>
          </table:table-cell>
          <table:table-cell table:formula="of:=&quot;(&quot;&amp;[.B25]/2&amp;&quot;, &quot;&amp;19/2&amp;&quot;)&quot;" office:value-type="string" office:string-value="(64.125, 9.5)" calcext:value-type="string">
            <text:p>(64.125, 9.5)</text:p>
          </table:table-cell>
        </table:table-row>
        <table:table-row table:style-name="ro1">
          <table:table-cell office:value-type="float" office:value="7" calcext:value-type="float">
            <text:p>7.00U</text:p>
          </table:table-cell>
          <table:table-cell table:formula="of:=[.A26]*19" office:value-type="float" office:value="133" calcext:value-type="float">
            <text:p>133.00</text:p>
          </table:table-cell>
          <table:table-cell table:formula="of:=&quot;(&quot;&amp;-[.B26]/2&amp;&quot;, &quot;&amp;-19/2&amp;&quot;)&quot;" office:value-type="string" office:string-value="(-66.5, -9.5)" calcext:value-type="string">
            <text:p>(-66.5, -9.5)</text:p>
          </table:table-cell>
          <table:table-cell table:formula="of:=&quot;(&quot;&amp;[.B26]/2&amp;&quot;, &quot;&amp;-19/2&amp;&quot;)&quot;" office:value-type="string" office:string-value="(66.5, -9.5)" calcext:value-type="string">
            <text:p>(66.5, -9.5)</text:p>
          </table:table-cell>
          <table:table-cell table:formula="of:=&quot;(&quot;&amp;-[.B26]/2&amp;&quot;, &quot;&amp;19/2&amp;&quot;)&quot;" office:value-type="string" office:string-value="(-66.5, 9.5)" calcext:value-type="string">
            <text:p>(-66.5, 9.5)</text:p>
          </table:table-cell>
          <table:table-cell table:formula="of:=&quot;(&quot;&amp;[.B26]/2&amp;&quot;, &quot;&amp;19/2&amp;&quot;)&quot;" office:value-type="string" office:string-value="(66.5, 9.5)" calcext:value-type="string">
            <text:p>(66.5, 9.5)</text:p>
          </table:table-cell>
        </table:table-row>
        <table:table-row table:style-name="ro1">
          <table:table-cell office:value-type="float" office:value="7.25" calcext:value-type="float">
            <text:p>7.25U</text:p>
          </table:table-cell>
          <table:table-cell table:formula="of:=[.A27]*19" office:value-type="float" office:value="137.75" calcext:value-type="float">
            <text:p>137.75</text:p>
          </table:table-cell>
          <table:table-cell table:formula="of:=&quot;(&quot;&amp;-[.B27]/2&amp;&quot;, &quot;&amp;-19/2&amp;&quot;)&quot;" office:value-type="string" office:string-value="(-68.875, -9.5)" calcext:value-type="string">
            <text:p>(-68.875, -9.5)</text:p>
          </table:table-cell>
          <table:table-cell table:formula="of:=&quot;(&quot;&amp;[.B27]/2&amp;&quot;, &quot;&amp;-19/2&amp;&quot;)&quot;" office:value-type="string" office:string-value="(68.875, -9.5)" calcext:value-type="string">
            <text:p>(68.875, -9.5)</text:p>
          </table:table-cell>
          <table:table-cell table:formula="of:=&quot;(&quot;&amp;-[.B27]/2&amp;&quot;, &quot;&amp;19/2&amp;&quot;)&quot;" office:value-type="string" office:string-value="(-68.875, 9.5)" calcext:value-type="string">
            <text:p>(-68.875, 9.5)</text:p>
          </table:table-cell>
          <table:table-cell table:formula="of:=&quot;(&quot;&amp;[.B27]/2&amp;&quot;, &quot;&amp;19/2&amp;&quot;)&quot;" office:value-type="string" office:string-value="(68.875, 9.5)" calcext:value-type="string">
            <text:p>(68.875, 9.5)</text:p>
          </table:table-cell>
        </table:table-row>
        <table:table-row table:style-name="ro1">
          <table:table-cell office:value-type="float" office:value="7.5" calcext:value-type="float">
            <text:p>7.50U</text:p>
          </table:table-cell>
          <table:table-cell table:formula="of:=[.A28]*19" office:value-type="float" office:value="142.5" calcext:value-type="float">
            <text:p>142.50</text:p>
          </table:table-cell>
          <table:table-cell table:formula="of:=&quot;(&quot;&amp;-[.B28]/2&amp;&quot;, &quot;&amp;-19/2&amp;&quot;)&quot;" office:value-type="string" office:string-value="(-71.25, -9.5)" calcext:value-type="string">
            <text:p>(-71.25, -9.5)</text:p>
          </table:table-cell>
          <table:table-cell table:formula="of:=&quot;(&quot;&amp;[.B28]/2&amp;&quot;, &quot;&amp;-19/2&amp;&quot;)&quot;" office:value-type="string" office:string-value="(71.25, -9.5)" calcext:value-type="string">
            <text:p>(71.25, -9.5)</text:p>
          </table:table-cell>
          <table:table-cell table:formula="of:=&quot;(&quot;&amp;-[.B28]/2&amp;&quot;, &quot;&amp;19/2&amp;&quot;)&quot;" office:value-type="string" office:string-value="(-71.25, 9.5)" calcext:value-type="string">
            <text:p>(-71.25, 9.5)</text:p>
          </table:table-cell>
          <table:table-cell table:formula="of:=&quot;(&quot;&amp;[.B28]/2&amp;&quot;, &quot;&amp;19/2&amp;&quot;)&quot;" office:value-type="string" office:string-value="(71.25, 9.5)" calcext:value-type="string">
            <text:p>(71.25, 9.5)</text:p>
          </table:table-cell>
        </table:table-row>
        <table:table-row table:style-name="ro1">
          <table:table-cell office:value-type="float" office:value="7.75" calcext:value-type="float">
            <text:p>7.75U</text:p>
          </table:table-cell>
          <table:table-cell table:formula="of:=[.A29]*19" office:value-type="float" office:value="147.25" calcext:value-type="float">
            <text:p>147.25</text:p>
          </table:table-cell>
          <table:table-cell table:formula="of:=&quot;(&quot;&amp;-[.B29]/2&amp;&quot;, &quot;&amp;-19/2&amp;&quot;)&quot;" office:value-type="string" office:string-value="(-73.625, -9.5)" calcext:value-type="string">
            <text:p>(-73.625, -9.5)</text:p>
          </table:table-cell>
          <table:table-cell table:formula="of:=&quot;(&quot;&amp;[.B29]/2&amp;&quot;, &quot;&amp;-19/2&amp;&quot;)&quot;" office:value-type="string" office:string-value="(73.625, -9.5)" calcext:value-type="string">
            <text:p>(73.625, -9.5)</text:p>
          </table:table-cell>
          <table:table-cell table:formula="of:=&quot;(&quot;&amp;-[.B29]/2&amp;&quot;, &quot;&amp;19/2&amp;&quot;)&quot;" office:value-type="string" office:string-value="(-73.625, 9.5)" calcext:value-type="string">
            <text:p>(-73.625, 9.5)</text:p>
          </table:table-cell>
          <table:table-cell table:formula="of:=&quot;(&quot;&amp;[.B29]/2&amp;&quot;, &quot;&amp;19/2&amp;&quot;)&quot;" office:value-type="string" office:string-value="(73.625, 9.5)" calcext:value-type="string">
            <text:p>(73.625, 9.5)</text:p>
          </table:table-cell>
        </table:table-row>
        <table:table-row table:style-name="ro1">
          <table:table-cell office:value-type="float" office:value="8" calcext:value-type="float">
            <text:p>8.00U</text:p>
          </table:table-cell>
          <table:table-cell table:formula="of:=[.A30]*19" office:value-type="float" office:value="152" calcext:value-type="float">
            <text:p>152.00</text:p>
          </table:table-cell>
          <table:table-cell table:formula="of:=&quot;(&quot;&amp;-[.B30]/2&amp;&quot;, &quot;&amp;-19/2&amp;&quot;)&quot;" office:value-type="string" office:string-value="(-76, -9.5)" calcext:value-type="string">
            <text:p>(-76, -9.5)</text:p>
          </table:table-cell>
          <table:table-cell table:formula="of:=&quot;(&quot;&amp;[.B30]/2&amp;&quot;, &quot;&amp;-19/2&amp;&quot;)&quot;" office:value-type="string" office:string-value="(76, -9.5)" calcext:value-type="string">
            <text:p>(76, -9.5)</text:p>
          </table:table-cell>
          <table:table-cell table:formula="of:=&quot;(&quot;&amp;-[.B30]/2&amp;&quot;, &quot;&amp;19/2&amp;&quot;)&quot;" office:value-type="string" office:string-value="(-76, 9.5)" calcext:value-type="string">
            <text:p>(-76, 9.5)</text:p>
          </table:table-cell>
          <table:table-cell table:formula="of:=&quot;(&quot;&amp;[.B30]/2&amp;&quot;, &quot;&amp;19/2&amp;&quot;)&quot;" office:value-type="string" office:string-value="(76, 9.5)" calcext:value-type="string">
            <text:p>(76, 9.5)</text:p>
          </table:table-cell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1"/>
      <number:text>U</number:text>
    </number:number-style>
    <number:number-style style:name="N122">
      <number:number number:decimal-places="0" loext:min-decimal-places="0" number:min-integer-digits="1"/>
      <number:text>x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3:34:24.171351057</meta:creation-date>
    <dc:date>2020-06-20T14:41:19.377264885</dc:date>
    <meta:editing-duration>PT25M42S</meta:editing-duration>
    <meta:editing-cycles>4</meta:editing-cycles>
    <meta:generator>LibreOffice/6.4.4.2$Linux_X86_64 LibreOffice_project/40$Build-2</meta:generator>
    <meta:document-statistic meta:table-count="1" meta:cell-count="180" meta:object-count="0"/>
  </office:meta>
</office:document-meta>
</file>